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147e" officeooo:paragraph-rsid="000c147e"/>
    </style:style>
    <style:style style:name="P2" style:family="paragraph" style:parent-style-name="Standard">
      <style:text-properties officeooo:rsid="001084a6" officeooo:paragraph-rsid="001084a6"/>
    </style:style>
    <style:style style:name="P3" style:family="paragraph" style:parent-style-name="Standard">
      <style:text-properties officeooo:rsid="000c147e" officeooo:paragraph-rsid="000c147e"/>
    </style:style>
    <style:style style:name="P4" style:family="paragraph" style:parent-style-name="Titre_20_de_20_service">
      <style:text-properties officeooo:rsid="00125ff3" officeooo:paragraph-rsid="00125ff3"/>
    </style:style>
    <style:style style:name="T1" style:family="text">
      <style:text-properties officeooo:rsid="000c147e"/>
    </style:style>
    <style:style style:name="T2" style:family="text">
      <style:text-properties officeooo:rsid="001084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e_20_service"><text:span text:style-name="T2">void </text:span>I<text:span text:style-name="T1">nscription(Adherent a)</text:span></text:p>
      <text:p text:style-name="P2">Le service d’inscription permet d’ajouter un adherent (en paramètre) à la liste des inscrits. C’est aussi lors de l’inscription que sa géolocalisation est calculée.</text:p>
      <text:p text:style-name="P1"/>
      <text:p text:style-name="Titre_20_de_20_service"><text:span text:style-name="T2">Adherent </text:span>Connexion(<text:span text:style-name="T2">String</text:span> mail)</text:p>
      <text:p text:style-name="P1"><text:span text:style-name="T2">Ce service r</text:span>envoi <text:span text:style-name="T2">l’adhérent</text:span> <text:span text:style-name="T2">ayant</text:span> l’adresse mail correspondante. <text:span text:style-name="T2">Si l’adresse mail ne correspond à aucun adhérent, une ServiceException est renvoyée.</text:span></text:p>
      <text:p text:style-name="Titre_20_de_20_service">List&lt;Demande&gt; voirHistorique(Long AdherentId)</text:p>
      <text:p text:style-name="Standard">Ce service renvoi la liste des demandes faites par un Adherent grâce à son identifiant (que l’on récupère avec Adherent.getId()).</text:p>
      <text:p text:style-name="P2">Une ServiceException est renvoyée si l’id ne correspond à aucun adhérent dans la base de données.</text:p>
      <text:p text:style-name="Titre_20_de_20_service">void demanderEvenement(Adherent ad, Activite act, Date d)</text:p>
      <text:p text:style-name="Standard"/>
      <text:p text:style-name="P4">List&lt;Activite&gt; voirActivites ()</text:p>
      <text:p text:style-name="Standard">!!! définition du service à ecrire</text:p>
      <text:p text:style-name="P4">List&lt;Adherent&gt; voirAdherent()</text:p>
      <text:p text:style-name="Standard">!!! définition du service à ecrire</text:p>
      <text:p text:style-name="P4">Activite ObtenirActivite(String name)</text:p>
      <text:p text:style-name="Standard">!!! définition du service à ecrire</text:p>
      <text:p text:style-name="P4">List&lt;Demande&gt; getDemandes(Adherent a)</text:p>
      <text:p text:style-name="Standard">!!! définition du service à ecrire</text:p>
      <text:p text:style-name="P4">List&lt;Evenement&gt; VoirEvenements ()</text:p>
      <text:p text:style-name="Standard">!!! définition du service à ecrire</text:p>
      <text:p text:style-name="P4">void AffecterLieux(Evenement evt, Lieu lieu)</text:p>
      <text:p text:style-name="Standard">!!! définition du service à ecrire</text:p>
      <text:p text:style-name="P4">List&lt;LatLng&gt; LocaliserParticpants(Evenement evt)</text:p>
      <text:p text:style-name="Standard">!!! définition du service à ecrire</text:p>
      <text:p text:style-name="P4">List&lt;Lieu&gt; trouverLieuxPlusProche(Evenement evt, int nombre)</text:p>
      <text:p text:style-name="Standard">!!! définition du service à ecrire</text:p>
      <text:p text:style-name="P4">Evenement ObtenirEvenement(Long id)</text:p>
      <text:p text:style-name="Standard">!!! définition du service à ecr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re_20_de_20_service" style:display-name="Titre de service" style:family="paragraph" style:parent-style-name="Heading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ysse BUONOMO</meta:initial-creator>
    <meta:creation-date>2016-03-08T14:23:03.916480021</meta:creation-date>
    <meta:generator>LibreOffice/5.0.5.2$Linux_X86_64 LibreOffice_project/00m0$Build-2</meta:generator>
    <dc:date>2016-03-28T20:05:48.841790865</dc:date>
    <dc:creator>Ulysse BUONOMO</dc:creator>
    <meta:editing-duration>PT22M24S</meta:editing-duration>
    <meta:editing-cycles>5</meta:editing-cycles>
    <meta:document-statistic meta:table-count="0" meta:image-count="0" meta:object-count="0" meta:page-count="1" meta:paragraph-count="26" meta:word-count="180" meta:character-count="1361" meta:non-whitespace-character-count="1207"/>
  </office:meta>
</office:document-meta>
</file>